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254cm" svg:stroke-color="#ff00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203cm" svg:stroke-color="#00ff00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solid" svg:stroke-width="0.356cm" svg:stroke-color="#ff0000" draw:marker-start-width="0.731cm" draw:marker-end-width="0.731cm" draw:fill="none" draw:textarea-horizontal-align="center" draw:textarea-vertical-align="middle" fo:padding-top="0.3cm" fo:padding-bottom="0.3cm" fo:padding-left="0.425cm" fo:padding-right="0.425cm"/>
    </style:style>
    <style:style style:name="gr7" style:family="graphic" style:parent-style-name="standard">
      <style:graphic-properties svg:stroke-width="0.254cm" svg:stroke-color="#00ffff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3.945cm"/>
    </style:style>
    <style:style style:name="gr10" style:family="graphic" style:parent-style-name="standard">
      <style:graphic-properties svg:stroke-width="0.203cm" svg:stroke-color="#ff0000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color="#000000" draw:fill="none" draw:textarea-horizontal-align="center" draw:textarea-vertical-align="middle"/>
    </style:style>
    <style:style style:name="gr12" style:family="graphic" style:parent-style-name="standard">
      <style:graphic-properties svg:stroke-width="0.152cm" svg:stroke-color="#0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width="0.152cm" svg:stroke-color="#00000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fill="none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1.905cm" svg:x="6.715cm" svg:y="1.635cm">
          <text:p text:style-name="P1">HITRAN </text:p>
          <text:p text:style-name="P1">spectral database</text:p>
        </draw:rect>
        <draw:rect draw:style-name="gr2" draw:text-style-name="P1" draw:layer="layout" svg:width="5.08cm" svg:height="1.905cm" svg:x="3.54cm" svg:y="5.445cm">
          <text:p/>
        </draw:rect>
        <draw:ellipse draw:style-name="gr3" draw:text-style-name="P1" draw:layer="layout" svg:width="5.715cm" svg:height="3.81cm" svg:x="12.43cm" svg:y="4.175cm">
          <text:p/>
        </draw:ellipse>
        <draw:frame draw:style-name="gr4" draw:layer="layout" svg:width="3.855cm" svg:height="0.962cm" svg:x="4.175cm" svg:y="6.08cm">
          <draw:text-box>
            <text:p>UMBC_LBL</text:p>
          </draw:text-box>
        </draw:frame>
        <draw:frame draw:style-name="gr4" draw:layer="layout" svg:width="3.042cm" svg:height="1.673cm" svg:x="13.7cm" svg:y="5.445cm">
          <draw:text-box>
            <text:p>GENLN2</text:p>
            <text:p>LBLRTM</text:p>
          </draw:text-box>
        </draw:frame>
        <draw:rect draw:style-name="gr5" draw:text-style-name="P1" draw:layer="layout" svg:width="8.255cm" svg:height="3.175cm" svg:x="6.715cm" svg:y="8.62cm">
          <text:p/>
        </draw:rect>
        <draw:frame draw:style-name="gr4" draw:layer="layout" svg:width="7.174cm" svg:height="0.962cm" svg:x="7.35cm" svg:y="9.255cm">
          <draw:text-box>
            <text:p>Kcompressed database</text:p>
          </draw:text-box>
        </draw:frame>
        <draw:frame draw:style-name="gr4" draw:layer="layout" svg:width="7.102cm" svg:height="0.962cm" svg:x="7.335cm" svg:y="10.525cm">
          <draw:text-box>
            <text:p>11 Toffsets x 100 layers</text:p>
          </draw:text-box>
        </draw:frame>
        <draw:rect draw:style-name="gr6" draw:text-style-name="P1" draw:layer="layout" svg:width="5.715cm" svg:height="2.54cm" svg:x="7.985cm" svg:y="13.065cm">
          <text:p/>
        </draw:rect>
        <draw:frame draw:style-name="gr4" draw:layer="layout" svg:width="4.371cm" svg:height="0.962cm" svg:x="8.694cm" svg:y="13.7cm">
          <draw:text-box>
            <text:p>KCARTA RTA</text:p>
          </draw:text-box>
        </draw:frame>
        <draw:rect draw:style-name="gr3" draw:text-style-name="P1" draw:layer="layout" svg:width="4.445cm" svg:height="2.54cm" svg:x="2.27cm" svg:y="16.24cm">
          <text:p/>
        </draw:rect>
        <draw:frame draw:style-name="gr4" draw:layer="layout" svg:width="3.677cm" svg:height="1.673cm" svg:x="2.905cm" svg:y="16.875cm">
          <draw:text-box>
            <text:p>Instrument </text:p>
            <text:p>Line shape</text:p>
          </draw:text-box>
        </draw:frame>
        <draw:frame draw:style-name="gr4" draw:layer="layout" svg:width="5.019cm" svg:height="0.962cm" svg:x="8.046cm" svg:y="14.335cm">
          <draw:text-box>
            <text:p>45 secs for rads</text:p>
          </draw:text-box>
        </draw:frame>
        <draw:frame draw:style-name="gr4" draw:layer="layout" svg:width="3.22cm" svg:height="0.962cm" svg:x="9.21cm" svg:y="20.05cm">
          <draw:text-box>
            <text:p>0.01 secs</text:p>
          </draw:text-box>
        </draw:frame>
        <draw:rect draw:style-name="gr7" draw:text-style-name="P1" draw:layer="layout" svg:width="5.715cm" svg:height="2.54cm" svg:x="7.985cm" svg:y="18.78cm">
          <text:p/>
        </draw:rect>
        <draw:frame draw:style-name="gr4" draw:layer="layout" svg:width="5.112cm" svg:height="0.962cm" svg:x="8.357cm" svg:y="18.949cm">
          <draw:text-box>
            <text:p>SARTA fast RTA</text:p>
          </draw:text-box>
        </draw:frame>
        <draw:rect draw:style-name="gr3" draw:text-style-name="P1" draw:layer="layout" svg:width="5.715cm" svg:height="1.905cm" svg:x="7.985cm" svg:y="22.59cm">
          <text:p/>
        </draw:rect>
        <draw:frame draw:style-name="gr4" draw:layer="layout" svg:width="3.398cm" svg:height="0.962cm" svg:x="8.62cm" svg:y="23.225cm">
          <draw:text-box>
            <text:p>AIRS data</text:p>
          </draw:text-box>
        </draw:frame>
        <draw:line draw:style-name="gr8" draw:text-style-name="P1" draw:layer="layout" svg:x1="9.255cm" svg:y1="3.54cm" svg:x2="6.715cm" svg:y2="5.445cm">
          <text:p/>
        </draw:line>
        <draw:line draw:style-name="gr8" draw:text-style-name="P1" draw:layer="layout" svg:x1="11.795cm" svg:y1="3.54cm" svg:x2="13.065cm" svg:y2="4.81cm">
          <text:p/>
        </draw:line>
        <draw:line draw:style-name="gr8" draw:text-style-name="P1" draw:layer="layout" svg:x1="6.715cm" svg:y1="7.35cm" svg:x2="8.62cm" svg:y2="8.62cm">
          <text:p/>
        </draw:line>
        <draw:line draw:style-name="gr8" draw:text-style-name="P1" draw:layer="layout" svg:x1="13.065cm" svg:y1="7.35cm" svg:x2="11.795cm" svg:y2="8.62cm">
          <text:p/>
        </draw:line>
        <draw:line draw:style-name="gr8" draw:text-style-name="P1" draw:layer="layout" svg:x1="10.525cm" svg:y1="11.795cm" svg:x2="10.525cm" svg:y2="13.065cm">
          <text:p/>
        </draw:line>
        <draw:line draw:style-name="gr8" draw:text-style-name="P1" draw:layer="layout" svg:x1="10.525cm" svg:y1="15.605cm" svg:x2="10.525cm" svg:y2="18.78cm">
          <text:p/>
        </draw:line>
        <draw:line draw:style-name="gr8" draw:text-style-name="P1" draw:layer="layout" svg:x1="6.715cm" svg:y1="17.51cm" svg:x2="10.525cm" svg:y2="17.51cm">
          <text:p/>
        </draw:line>
        <draw:line draw:style-name="gr8" draw:text-style-name="P1" draw:layer="layout" svg:x1="10.525cm" svg:y1="21.32cm" svg:x2="10.525cm" svg:y2="22.59cm">
          <text:p/>
        </draw:line>
        <draw:rect draw:style-name="gr3" draw:text-style-name="P1" draw:layer="layout" svg:width="4.445cm" svg:height="3.175cm" svg:x="15.605cm" svg:y="16.24cm">
          <text:p/>
        </draw:rect>
        <draw:frame draw:style-name="gr9" draw:layer="layout" svg:width="4.596cm" svg:height="3.095cm" svg:x="15.605cm" svg:y="16.32cm">
          <draw:text-box>
            <text:p>Geophysical</text:p>
            <text:p>Params and clouds/aerosol(sonde/model)</text:p>
          </draw:text-box>
        </draw:frame>
        <draw:rect draw:style-name="gr10" draw:text-style-name="P1" draw:layer="layout" svg:width="5.715cm" svg:height="1.905cm" svg:x="2.905cm" svg:y="25.13cm">
          <text:p/>
        </draw:rect>
        <draw:rect draw:style-name="gr2" draw:text-style-name="P1" draw:layer="layout" svg:width="5.08cm" svg:height="1.81cm" svg:x="13.065cm" svg:y="25.13cm">
          <text:p/>
        </draw:rect>
        <draw:frame draw:style-name="gr4" draw:layer="layout" svg:width="3.326cm" svg:height="0.962cm" svg:x="4.175cm" svg:y="25.765cm">
          <draw:text-box>
            <text:p>Retrievals</text:p>
          </draw:text-box>
        </draw:frame>
        <draw:frame draw:style-name="gr4" draw:layer="layout" svg:width="2.653cm" svg:height="0.962cm" svg:x="14.335cm" svg:y="25.765cm">
          <draw:text-box>
            <text:p>Climate</text:p>
          </draw:text-box>
        </draw:frame>
        <draw:line draw:style-name="gr8" draw:text-style-name="P1" draw:layer="layout" svg:x1="5.445cm" svg:y1="23.86cm" svg:x2="5.445cm" svg:y2="25.13cm">
          <text:p/>
        </draw:line>
        <draw:line draw:style-name="gr8" draw:text-style-name="P1" draw:layer="layout" svg:x1="15.605cm" svg:y1="23.86cm" svg:x2="15.605cm" svg:y2="25.13cm">
          <text:p/>
        </draw:line>
        <draw:line draw:style-name="gr11" draw:text-style-name="P1" draw:layer="layout" svg:x1="5.445cm" svg:y1="23.86cm" svg:x2="7.985cm" svg:y2="23.86cm">
          <text:p/>
        </draw:line>
        <draw:line draw:style-name="gr11" draw:text-style-name="P1" draw:layer="layout" svg:x1="15.605cm" svg:y1="23.86cm" svg:x2="13.7cm" svg:y2="23.86cm">
          <text:p/>
        </draw:line>
        <draw:line draw:style-name="gr12" draw:text-style-name="P1" draw:layer="layout" svg:x1="1.635cm" svg:y1="23.225cm" svg:x2="7.985cm" svg:y2="23.225cm">
          <text:p/>
        </draw:line>
        <draw:line draw:style-name="gr12" draw:text-style-name="P1" draw:layer="layout" svg:x1="1.635cm" svg:y1="14.335cm" svg:x2="7.985cm" svg:y2="14.335cm">
          <text:p/>
        </draw:line>
        <draw:line draw:style-name="gr13" draw:text-style-name="P1" draw:layer="layout" svg:x1="1.635cm" svg:y1="23.225cm" svg:x2="1.635cm" svg:y2="18.78cm">
          <text:p/>
        </draw:line>
        <draw:line draw:style-name="gr14" draw:text-style-name="P1" draw:layer="layout" svg:x1="1.635cm" svg:y1="19.415cm" svg:x2="1.635cm" svg:y2="14.335cm">
          <text:p/>
        </draw:line>
        <draw:line draw:style-name="gr15" draw:text-style-name="P1" draw:layer="layout" svg:x1="17.51cm" svg:y1="19.415cm" svg:x2="17.51cm" svg:y2="20.685cm">
          <text:p/>
        </draw:line>
        <draw:line draw:style-name="gr15" draw:text-style-name="P1" draw:layer="layout" svg:x1="17.51cm" svg:y1="16.24cm" svg:x2="17.51cm" svg:y2="14.335cm">
          <text:p/>
        </draw:line>
        <draw:line draw:style-name="gr16" draw:text-style-name="P1" draw:layer="layout" svg:x1="17.51cm" svg:y1="20.685cm" svg:x2="13.7cm" svg:y2="20.685cm">
          <text:p/>
        </draw:line>
        <draw:line draw:style-name="gr16" draw:text-style-name="P1" draw:layer="layout" svg:x1="17.51cm" svg:y1="14.335cm" svg:x2="13.7cm" svg:y2="14.335cm">
          <text:p/>
        </draw:line>
        <draw:line draw:style-name="gr15" draw:text-style-name="P1" draw:layer="layout" svg:x1="13.7cm" svg:y1="14.97cm" svg:x2="14.97cm" svg:y2="14.97cm">
          <text:p/>
        </draw:line>
        <draw:line draw:style-name="gr15" draw:text-style-name="P1" draw:layer="layout" svg:x1="14.97cm" svg:y1="14.97cm" svg:x2="14.97cm" svg:y2="20.05cm">
          <text:p/>
        </draw:line>
        <draw:line draw:style-name="gr15" draw:text-style-name="P1" draw:layer="layout" svg:x1="14.97cm" svg:y1="21.32cm" svg:x2="14.97cm" svg:y2="23.225cm">
          <text:p/>
        </draw:line>
        <draw:line draw:style-name="gr16" draw:text-style-name="P1" draw:layer="layout" svg:x1="14.97cm" svg:y1="23.225cm" svg:x2="13.7cm" svg:y2="23.225cm">
          <text:p/>
        </draw:line>
        <draw:path draw:style-name="gr17" draw:text-style-name="P1" draw:layer="layout" svg:width="1.11cm" svg:height="1.312cm" svg:x="14.907cm" svg:y="20.123cm" svg:viewBox="0 0 1111 1313" svg:d="m101 0c363 47 1009-29 1010 505 1 422-453 713-842 808l-269-6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ergio Machado</meta:initial-creator>
    <meta:creation-date>2014-10-25T09:01:55</meta:creation-date>
    <dc:date>2014-10-25T21:51:09</dc:date>
    <dc:creator>Sergio Machado</dc:creator>
    <meta:editing-duration>PT7H29M59S</meta:editing-duration>
    <meta:editing-cycles>7</meta:editing-cycles>
    <meta:generator>OpenOffice.org/3.3$Unix OpenOffice.org_project/330m20$Build-9567</meta:generator>
    <meta:document-statistic meta:object-count="49"/>
  </office:meta>
</office:document-meta>
</file>